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47.66pt"/>
    </style:style>
    <style:style style:name="co2" style:family="table-column">
      <style:table-column-properties fo:break-before="auto" style:column-width="109.5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0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ebdbb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020" table:default-cell-style-name="Default"/>
        <table:table-row table:style-name="ro1">
          <table:table-cell/>
          <table:table-cell table:style-name="ce1" office:value-type="string" calcext:value-type="string">
            <text:p>Option 1:</text:p>
          </table:table-cell>
          <table:table-cell table:style-name="ce10" office:value-type="string" calcext:value-type="string">
            <text:p>Option 2:</text:p>
          </table:table-cell>
          <table:table-cell table:style-name="ce1" office:value-type="string" calcext:value-type="string">
            <text:p>Option 3: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Your context</text:p>
          </table:table-cell>
          <table:table-cell table:style-name="ce6" office:value-type="string" calcext:value-type="string">
            <text:p>Study or survey on impact of kombucha on gross national happiness</text:p>
          </table:table-cell>
          <table:table-cell table:style-name="ce11" office:value-type="string" calcext:value-type="string">
            <text:p>Incentive for bioreactor replicators to collaborate to produce safety tutorials and guidelines for experimentation</text:p>
          </table:table-cell>
          <table:table-cell table:style-name="ce6" office:value-type="string" calcext:value-type="string">
            <text:p>Civic participation from rural citizens/governments on self-reliance and liberation technologi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oes the opt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nhance Biosecurity</text:p>
          </table:table-cell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By preventing incident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y helping respond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oster Lab Safety</text:p>
          </table:table-cell>
          <table:table-cell table:style-name="ce9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By preventing incident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y helping respond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rotect the environment</text:p>
          </table:table-cell>
          <table:table-cell table:style-name="ce9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By preventing incident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y helping respond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Other Considerations</text:p>
          </table:table-cell>
          <table:table-cell table:style-name="ce9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Minimizing costs and burdens to stakeholder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Feasibility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ot impede research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romote constructive application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Prioritize option 2</text:p>
          </table:table-cell>
          <table:table-cell table:number-columns-repeated="1021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3" meta:object-count="0"/>
    <meta:generator>LibreOfficeDev/6.0.5.2$Linux_X86_64 LibreOffice_project/</meta:generator>
  </office:meta>
</office:document-meta>
</file>